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8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9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0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3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4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5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6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7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8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9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0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T1" style:family="text">
      <style:text-properties fo:font-weight="bold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 bom que estamos aprofundando esse tema! Se você já conhece a <text:span text:style-name="T1">Wired</text:span>, você gosta de uma abordagem que mistura tecnologia com cultura e sociedade. Mas, para um acompanhamento diário e mais "direto ao ponto" (especialmente para não perder o fio da meada em BTC), existem opções que entregam muito valor em menos tempo.</text:p>
      <text:section text:style-name="Sect1" text:name="model-response-message-contentr_20278b0bc3064127">
        <text:p text:style-name="P4">Aqui está uma curadoria dos principais veículos e newsletters em inglês divididos por estilo:</text:p>
        <text:h text:style-name="P1" text:outline-level="3">1. Tecnologia: O Panorama Geral</text:h>
        <text:p text:style-name="P8">Para entender o que está movendo o mercado, as Big Techs e as tendências de consumo.</text:p>
        <text:list text:style-name="L1">
          <text:list-item>
            <text:p text:style-name="P11"><text:span text:style-name="T1">The Verge:</text:span> É o sucessor espiritual da Wired para a era atual. O site é visualmente impecável e a cobertura vai de gadgets a políticas de internet. A newsletter diária <text:span text:style-name="T1">"Verge Daily"</text:span> resume bem o dia.</text:p>
          </text:list-item>
          <text:list-item>
            <text:p text:style-name="P11"><text:span text:style-name="T1">TechCrunch:</text:span> O foco aqui é <text:span text:style-name="T1">negócios e startups</text:span>. Se você quer saber quem recebeu investimento, quem faliu ou qual a próxima grande aposta do Vale do Silício, é leitura obrigatória. A newsletter <text:span text:style-name="T1">"The Daily Crunch"</text:span> é o carro-chefe.</text:p>
          </text:list-item>
          <text:list-item>
            <text:p text:style-name="P11"><text:span text:style-name="T1">TLDR (Tech):</text:span> Uma das minhas favoritas para eficiência. É uma curadoria de links com resumos de duas frases. Perfeita para ler em 5 minutos e decidir o que merece um clique profundo.</text:p>
          </text:list-item>
          <text:list-item>
            <text:p text:style-name="P11"><text:span text:style-name="T1">The Information (Premium):</text:span> Se você busca furos de reportagem reais e análises que ninguém mais tem, este é o padrão ouro. É pago (e caro), mas a newsletter gratuita deles já dá ótimos insights sobre o "quem é quem" nos bastidores do poder tecnológico.</text:p>
          </text:list-item>
        </text:list>
        <text:h text:style-name="P1" text:outline-level="3">2. Bitcoin &amp; Cripto: O Ecossistema</text:h>
        <text:p text:style-name="P8">Neste mundo, as coisas mudam em horas. Estes veículos são a base da indústria:</text:p>
        <text:list text:style-name="L2">
          <text:list-item>
            <text:p text:style-name="P15"><text:span text:style-name="T1">Bitcoin Magazine:</text:span> Se o seu foco é <text:span text:style-name="T1">especificamente BTC</text:span>, este é o veículo mais antigo e respeitado. Eles focam na tese do Bitcoin, soberania individual e desenvolvimento técnico da rede (Lightning Network, etc).</text:p>
          </text:list-item>
          <text:list-item>
            <text:p text:style-name="P15"><text:span text:style-name="T1">CoinDesk:</text:span> É o "Wall Street Journal" das criptos. Cobrem regulação, preços e o mercado institucional de forma muito profissional. A newsletter <text:span text:style-name="T1">"The Node"</text:span> é excelente para contextualizar as notícias do dia.</text:p>
          </text:list-item>
          <text:list-item>
            <text:p text:style-name="P15"><text:span text:style-name="T1">The Block:</text:span> Conhecido por ter os melhores dados e gráficos. Se você gosta de uma análise mais técnica e baseada em números (on-chain data), é o lugar certo.</text:p>
          </text:list-item>
          <text:list-item>
            <text:p text:style-name="P15"><text:span text:style-name="T1">Milk Road:</text:span> Se você quer algo leve e divertido. Eles resumem o mercado cripto com humor, memes e uma linguagem muito acessível, sem perder a seriedade da informação. Ótima para ler no café da manhã.</text:p>
          </text:list-item>
        </text:list>
        <text:h text:style-name="P1" text:outline-level="3"><text:soft-page-break/>3. O Combo "Business &amp; Tech" (Estilo Lifestyle)</text:h>
        <text:p text:style-name="P8">Para quem quer entender como a tecnologia afeta o seu bolso e a economia global:</text:p>
        <text:list text:style-name="L3">
          <text:list-item>
            <text:p text:style-name="P19"><text:span text:style-name="T1">Morning Brew:</text:span> Provavelmente a newsletter mais famosa do mundo hoje. Cobre negócios e tech com uma escrita extremamente sagaz e rápida.</text:p>
          </text:list-item>
          <text:list-item>
            <text:p text:style-name="P19"><text:span text:style-name="T1">Sherwood (antiga Snack):</text:span> Uma abordagem mais visual e focada na intersecção entre mercados financeiros e tecnologia.</text:p>
          </text:list-item>
        </text:list>
        <text:p text:style-name="Horizontal_20_Line"/>
        <text:p text:style-name="P21">Minha recomendação para o seu "Daily Mix":</text:p>
        <text:p text:style-name="P6">Para não se sobrecarregar, eu começaria assinando a <text:span text:style-name="T1">TLDR</text:span> (pelo resumo geral), a <text:span text:style-name="T1">The Node</text:span> da CoinDesk (pelo contexto de BTC) e daria uma olhada no site do <text:span text:style-name="T1">The Verge</text:span> uma vez por dia.</text:p>
        <text:p text:style-name="P4">Gostaria que eu explicasse como configurar um leitor de RSS ou algum agregador para você centralizar todas essas fontes em um lugar só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0T12:51:23.208718454</meta:creation-date>
    <dc:date>2026-03-10T12:51:47.136862062</dc:date>
    <meta:editing-duration>PT25S</meta:editing-duration>
    <meta:editing-cycles>1</meta:editing-cycles>
    <meta:document-statistic meta:table-count="0" meta:image-count="0" meta:object-count="0" meta:page-count="2" meta:paragraph-count="21" meta:word-count="520" meta:character-count="3003" meta:non-whitespace-character-count="2514"/>
    <meta:generator>LibreOffice/24.2.7.2$Linux_X86_64 LibreOffice_project/420$Build-2</meta:generator>
  </office:meta>
</office:document-meta>
</file>